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, Lucidasans, 'Lucida Sans', 'Arial Unicode MS'"/>
    <style:font-face style:name="Courier New" svg:font-family="'Courier New'" style:font-pitch="fixed"/>
    <style:font-face style:name="Arial Black" svg:font-family="'Arial Black'" style:font-pitch="variable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ew Century Schoolbook" svg:font-family="'New Century Schoolbook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Frame_20_contents">
      <style:paragraph-properties fo:margin-top="0in" fo:margin-bottom="0in"/>
      <style:text-properties fo:color="#000000" style:font-name="Times New Roman" fo:font-size="9pt" fo:background-color="#ffffff" style:font-size-asian="9pt" style:font-size-complex="9pt"/>
    </style:style>
    <style:style style:name="P2" style:family="paragraph" style:parent-style-name="Frame_20_contents">
      <style:paragraph-properties fo:margin-top="0in" fo:margin-bottom="0in"/>
      <style:text-properties style:font-name="Arial" fo:font-size="10pt" style:font-size-asian="10pt" style:font-size-complex="10pt"/>
    </style:style>
    <style:style style:name="P3" style:family="paragraph" style:parent-style-name="Frame_20_contents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000000" style:font-name="Arial Black" fo:font-size="32pt" fo:font-style="italic" fo:background-color="#ffffff" style:font-size-asian="32pt" style:font-style-asian="italic" style:font-size-complex="32pt" style:font-style-complex="italic"/>
    </style:style>
    <style:style style:name="P5" style:family="paragraph" style:parent-style-name="Standard">
      <style:text-properties fo:color="#000000" style:font-name="Times New Roman" fo:font-size="8pt" fo:font-style="normal" fo:background-color="#ffffff" style:font-size-asian="8pt" style:font-style-asian="normal" style:font-size-complex="8pt" style:font-style-complex="normal"/>
    </style:style>
    <style:style style:name="P6" style:family="paragraph" style:parent-style-name="Fram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Fram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8" style:family="paragraph" style:parent-style-name="Frame_20_contents">
      <style:paragraph-properties fo:margin-top="0in" fo:margin-bottom="0in"/>
      <style:text-properties style:font-name="Arial" fo:font-size="9pt" style:font-size-asian="9pt" style:font-size-complex="9pt"/>
    </style:style>
    <style:style style:name="P9" style:family="paragraph" style:parent-style-name="Frame_20_contents" style:master-page-name="">
      <style:paragraph-properties fo:margin-top="0in" fo:margin-bottom="0in"/>
      <style:text-properties fo:color="#ffffff" fo:font-size="4pt" fo:background-color="#ffffff" style:font-size-asian="4pt" style:font-size-complex="4pt"/>
    </style:style>
    <style:style style:name="P10" style:family="paragraph" style:parent-style-name="Frame_20_contents">
      <style:paragraph-properties fo:margin-top="0in" fo:margin-bottom="0in"/>
      <style:text-properties fo:color="#ffffff" fo:font-size="4pt" fo:background-color="#ffffff" style:font-size-asian="4pt" style:font-size-complex="4pt"/>
    </style:style>
    <style:style style:name="P11" style:family="paragraph" style:parent-style-name="Frame_20_contents">
      <style:paragraph-properties fo:margin-top="0in" fo:margin-bottom="0in"/>
      <style:text-properties fo:color="#ffffff" fo:font-size="4pt" style:font-size-asian="4pt" style:font-size-complex="4pt"/>
    </style:style>
    <style:style style:name="P12" style:family="paragraph" style:parent-style-name="Frame_20_contents">
      <style:text-properties style:font-name="Arial" fo:font-size="9pt" style:font-size-asian="9pt" style:font-size-complex="9pt"/>
    </style:style>
    <style:style style:name="P13" style:family="paragraph">
      <style:paragraph-properties fo:text-align="center"/>
    </style:style>
    <style:style style:name="P14" style:family="paragraph" style:parent-style-name="Standard">
      <style:text-properties style:font-name="Times New Roman" fo:font-size="8pt" style:font-size-asian="8pt" style:font-size-complex="8pt"/>
    </style:style>
    <style:style style:name="P15" style:family="paragraph" style:parent-style-name="Standard">
      <style:text-properties style:font-name="New Century Schoolbook" fo:font-size="8pt" style:font-size-asian="8pt" style:font-size-complex="8pt"/>
    </style:style>
    <style:style style:name="P16" style:family="paragraph" style:parent-style-name="Standard">
      <style:text-properties fo:font-size="8pt" style:font-size-asian="8pt" style:font-size-complex="8pt"/>
    </style:style>
    <style:style style:name="P17" style:family="paragraph" style:parent-style-name="Standard">
      <style:paragraph-properties fo:margin-left="-0.1598in" fo:margin-right="0in" fo:text-indent="0.0098in" style:auto-text-indent="false">
        <style:tab-stops/>
      </style:paragraph-properties>
      <style:text-properties fo:font-size="8pt" style:font-size-asian="8pt" style:font-size-complex="8pt"/>
    </style:style>
    <style:style style:name="P18" style:family="paragraph" style:parent-style-name="Standard">
      <style:text-properties style:font-name="Helvetica" fo:font-size="8pt" style:font-size-asian="8pt" style:font-size-complex="8pt"/>
    </style:style>
    <style:style style:name="P19" style:family="paragraph" style:parent-style-name="Standard">
      <style:text-properties style:font-name="Arial" fo:font-size="14pt" style:font-size-asian="14pt" style:font-size-complex="14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text-properties style:font-name="Arial" fo:font-size="10pt" style:font-size-asian="10pt" style:font-size-complex="10pt"/>
    </style:style>
    <style:style style:name="P22" style:family="paragraph" style:parent-style-name="Standard">
      <style:text-properties style:font-name="Helvetica" fo:font-size="10pt" style:font-size-asian="10pt" style:font-size-complex="10pt"/>
    </style:style>
    <style:style style:name="P23" style:family="paragraph" style:parent-style-name="Standard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ffffff" style:background-transparency="10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" style:horizontal-pos="from-left" style:horizontal-rel="page" fo:background-color="transparent" style:background-transparency="100%" fo:padding="0in" fo:border="none">
        <style:background-image/>
        <style:columns fo:column-count="0" fo:column-gap="0in"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>
        <style:background-image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/>
    </style:style>
    <style:style style:name="fr5" style:family="graphic" style:parent-style-name="Frame">
      <style:graphic-properties style:vertical-pos="from-top" style:vertical-rel="page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vertical-pos="from-top" style:vertical-rel="page" style:horizontal-pos="from-left" style:horizontal-rel="page" fo:background-color="transparent" style:background-transparency="100%" fo:padding="0in" fo:border="none">
        <style:background-image/>
      </style:graphic-properties>
    </style:style>
    <style:style style:name="Sect1" style:family="section">
      <style:section-properties style:editable="false">
        <style:columns fo:column-count="0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>
      <text:variable-decls>
        <text:variable-decl office:value-type="string" text:name="date"/>
        <text:variable-decl office:value-type="string" text:name="invoice.invoice_no"/>
        <text:variable-decl office:value-type="string" text:name="invoice.abo.aboprice.abotype.description"/>
        <text:variable-decl office:value-type="string" text:name="address.salutation"/>
        <text:variable-decl office:value-type="string" text:name="address.title"/>
        <text:variable-decl office:value-type="string" text:name="address.firstname"/>
        <text:variable-decl office:value-type="string" text:name="address.lastname"/>
        <text:variable-decl office:value-type="string" text:name="address.function"/>
        <text:variable-decl office:value-type="string" text:name="address.street"/>
        <text:variable-decl office:value-type="string" text:name="address.country"/>
        <text:variable-decl office:value-type="string" text:name="address.postalcode"/>
        <text:variable-decl office:value-type="string" text:name="address.city"/>
        <text:variable-decl office:value-type="string" text:name="invoice.subscriber.salutation"/>
        <text:variable-decl office:value-type="string" text:name="invoice.subscriber.title"/>
        <text:variable-decl office:value-type="string" text:name="invoice.subscriber.firstname"/>
        <text:variable-decl office:value-type="string" text:name="invoice.subscriber.lastname"/>
        <text:variable-decl office:value-type="string" text:name="invoice.subscriber.function"/>
        <text:variable-decl office:value-type="string" text:name="invoice.subscriber.street"/>
        <text:variable-decl office:value-type="string" text:name="invoice.subscriber.country"/>
        <text:variable-decl office:value-type="string" text:name="invoice.subscriber.postalcode"/>
        <text:variable-decl office:value-type="string" text:name="invoice.subscriber.city"/>
        <text:variable-decl office:value-type="string" text:name="invoice.period_start"/>
        <text:variable-decl office:value-type="string" text:name="invoice.period_end"/>
        <text:variable-decl office:value-type="string" text:name="invoice.currency.name"/>
        <text:variable-decl office:value-type="float" text:name="invoice.amount"/>
        <text:variable-decl office:value-type="string" text:name="invoice.subscriber.initi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9646in" svg:y="1.4291in" svg:width="2.3516in" draw:z-index="0">
        <draw:text-box fo:min-height="1.5437in">
          <text:p text:style-name="P1">Verlag der Zeitung</text:p>
          <text:p text:style-name="P1">....<text:line-break/></text:p>
        </draw:text-box>
      </draw:frame>
      <draw:frame draw:style-name="fr2" draw:name="Frame2" text:anchor-type="page" text:anchor-page-number="1" svg:x="4.55in" svg:y="1.6598in" svg:width="2.611in" draw:z-index="1">
        <draw:text-box fo:min-height="0.9917in">
          <text:section text:style-name="Sect1" text:name="salutation" text:condition="ooow:address.salutation == &quot;&quot;" text:display="condition">
            <text:p text:style-name="P2"><text:variable-get text:name="address.salutation" office:value-type="string">Anrede</text:variable-get></text:p>
          </text:section>
          <text:section text:style-name="Sect1" text:name="name">
            <text:p text:style-name="P2"><text:variable-get text:name="address.title" office:value-type="string">Dr.</text:variable-get><text:conditional-text text:condition="ooow:address.title != &quot;&quot;" text:string-value-if-true=" " text:string-value-if-false=""> </text:conditional-text><text:variable-get text:name="address.firstname" office:value-type="string">Vorname</text:variable-get><text:conditional-text text:condition="ooow:address.firstname != &quot;&quot;" text:string-value-if-true=" " text:string-value-if-false=""> </text:conditional-text><text:variable-get text:name="address.lastname" office:value-type="string">Zahler</text:variable-get></text:p>
          </text:section>
          <text:section text:style-name="Sect1" text:name="function" text:condition="ooow:address.function == &quot;&quot;" text:display="condition">
            <text:p text:style-name="P2"><text:variable-get text:name="address.function" office:value-type="string">Funktion</text:variable-get></text:p>
          </text:section>
          <text:section text:style-name="Sect1" text:name="street">
            <text:p text:style-name="P2"><text:variable-get text:name="address.street" office:value-type="string">Strasse 42</text:variable-get></text:p>
          </text:section>
          <text:section text:style-name="Sect1" text:name="address">
            <text:p text:style-name="P2"><text:variable-get text:name="address.country" office:value-type="string">A</text:variable-get><text:conditional-text text:condition="ooow:address.country != &quot;&quot;" text:string-value-if-true="-" text:string-value-if-false="">-</text:conditional-text><text:variable-get text:name="address.postalcode" office:value-type="string">7777</text:variable-get><text:conditional-text text:condition="ooow:address.postalcode != &quot;&quot;" text:string-value-if-true=" " text:string-value-if-false=""> </text:conditional-text><text:variable-get text:name="address.city" office:value-type="string">Irgendwo</text:variable-get></text:p>
          </text:section>
        </draw:text-box>
      </draw:frame>
      <draw:frame draw:style-name="fr3" draw:name="Frame3" text:anchor-type="page" text:anchor-page-number="1" svg:x="4.55in" svg:y="3.4402in" svg:width="2.7508in" draw:z-index="2">
        <draw:text-box fo:min-height="0.3228in">
          <text:p text:style-name="P3">Irgendwo, <text:variable-get text:name="date" office:value-type="string">20.12.1970</text:variable-get></text:p>
        </draw:text-box>
      </draw:frame>
      <draw:frame draw:style-name="fr1" draw:name="Frame5" text:anchor-type="page" text:anchor-page-number="1" svg:x="0.9646in" svg:y="0.2047in" svg:width="3.4453in" draw:z-index="3">
        <draw:text-box fo:min-height="0.9764in">
          <text:p text:style-name="P4">Zeitung</text:p>
          <text:p text:style-name="P5">Untertitel</text:p>
        </draw:text-box>
      </draw:frame>
      <draw:frame draw:style-name="fr4" draw:name="Frame10" text:anchor-type="page" text:anchor-page-number="1" svg:x="1.0634in" svg:y="9.1535in" svg:width="1.1307in" draw:z-index="4">
        <draw:text-box fo:min-height="0.2665in">
          <text:p text:style-name="P6">KTO</text:p>
        </draw:text-box>
      </draw:frame>
      <draw:frame draw:style-name="fr4" draw:name="Frame11" text:anchor-type="page" text:anchor-page-number="1" svg:x="3.5043in" svg:y="9.1535in" svg:width="1.1307in" draw:z-index="5">
        <draw:text-box fo:min-height="0.2665in">
          <text:p text:style-name="P6">KTO</text:p>
        </draw:text-box>
      </draw:frame>
      <draw:frame draw:style-name="fr4" draw:name="Frame12" text:anchor-type="page" text:anchor-page-number="1" svg:x="7.1256in" svg:y="10.8661in" svg:width="0.9835in" draw:z-index="6">
        <draw:text-box fo:min-height="0.1965in">
          <text:p text:style-name="P7">KTO&gt;</text:p>
        </draw:text-box>
      </draw:frame>
      <draw:frame draw:style-name="fr4" draw:name="Frame9" text:anchor-type="page" text:anchor-page-number="1" svg:x="7.1256in" svg:y="11.2201in" svg:width="0.9835in" draw:z-index="7">
        <draw:text-box fo:min-height="0.1965in">
          <text:p text:style-name="P7">KTO&gt;</text:p>
        </draw:text-box>
      </draw:frame>
      <draw:frame draw:style-name="fr4" draw:name="Frame13" text:anchor-type="page" text:anchor-page-number="1" svg:x="5.2362in" svg:y="9.2126in" svg:width="2.2307in" draw:z-index="8">
        <draw:text-box fo:min-height="0.8575in">
          <text:section text:style-name="Sect1" text:name="salutation3" text:condition="ooow:address.salutation == &quot;&quot;" text:display="condition">
            <text:p text:style-name="P8"><text:variable-get text:name="address.salutation" office:value-type="string">Anrede</text:variable-get></text:p>
          </text:section>
          <text:section text:style-name="Sect1" text:name="name3">
            <text:p text:style-name="P8"><text:variable-get text:name="address.title" office:value-type="string">Dr.</text:variable-get><text:conditional-text text:condition="ooow:address.title != &quot;&quot;" text:string-value-if-true=" " text:string-value-if-false=""> </text:conditional-text><text:variable-get text:name="address.firstname" office:value-type="string">Vorname</text:variable-get><text:conditional-text text:condition="ooow:address.firstname != &quot;&quot;" text:string-value-if-true=" " text:string-value-if-false=""> </text:conditional-text><text:variable-get text:name="address.lastname" office:value-type="string">Zahler</text:variable-get></text:p>
          </text:section>
          <text:section text:style-name="Sect1" text:name="function3" text:condition="ooow:address.function == &quot;&quot;" text:display="condition">
            <text:p text:style-name="P8"><text:variable-get text:name="address.function" office:value-type="string">Funktion</text:variable-get></text:p>
          </text:section>
          <text:section text:style-name="Sect1" text:name="street3">
            <text:p text:style-name="P8"><text:variable-get text:name="address.street" office:value-type="string">Strasse 42</text:variable-get></text:p>
          </text:section>
          <text:section text:style-name="Sect1" text:name="address3">
            <text:p text:style-name="P8"><text:variable-get text:name="address.country" office:value-type="string">A</text:variable-get><text:conditional-text text:condition="ooow:address.country != &quot;&quot;" text:string-value-if-true="-" text:string-value-if-false="">-</text:conditional-text><text:variable-get text:name="address.postalcode" office:value-type="string">7777</text:variable-get><text:conditional-text text:condition="ooow:address.postalcode != &quot;&quot;" text:string-value-if-true=" " text:string-value-if-false=""> </text:conditional-text><text:variable-get text:name="address.city" office:value-type="string">Irgendwo</text:variable-get></text:p>
          </text:section>
        </draw:text-box>
      </draw:frame>
      <draw:frame draw:style-name="fr4" draw:name="Frame14" text:anchor-type="page" text:anchor-page-number="1" svg:x="0.2362in" svg:y="9.8425in" svg:width="2.2307in" draw:z-index="9">
        <draw:text-box fo:min-height="0.8575in">
          <text:section text:style-name="Sect1" text:name="salutation4" text:condition="ooow:address.salutation == &quot;&quot;" text:display="condition">
            <text:p text:style-name="P8"><text:variable-get text:name="address.salutation" office:value-type="string">Anrede</text:variable-get></text:p>
          </text:section>
          <text:section text:style-name="Sect1" text:name="name4">
            <text:p text:style-name="P8"><text:variable-get text:name="address.title" office:value-type="string">Dr.</text:variable-get><text:conditional-text text:condition="ooow:address.title != &quot;&quot;" text:string-value-if-true=" " text:string-value-if-false=""> </text:conditional-text><text:variable-get text:name="address.firstname" office:value-type="string">Vorname</text:variable-get><text:conditional-text text:condition="ooow:address.firstname != &quot;&quot;" text:string-value-if-true=" " text:string-value-if-false=""> </text:conditional-text><text:variable-get text:name="address.lastname" office:value-type="string">Zahler</text:variable-get></text:p>
          </text:section>
          <text:section text:style-name="Sect1" text:name="function4" text:condition="ooow:address.function == &quot;&quot;" text:display="condition">
            <text:p text:style-name="P8"><text:variable-get text:name="address.function" office:value-type="string">Funktion</text:variable-get></text:p>
          </text:section>
          <text:section text:style-name="Sect1" text:name="street4">
            <text:p text:style-name="P8"><text:variable-get text:name="address.street" office:value-type="string">Strasse 42</text:variable-get></text:p>
          </text:section>
          <text:section text:style-name="Sect1" text:name="address4">
            <text:p text:style-name="P8"><text:variable-get text:name="address.country" office:value-type="string">A</text:variable-get><text:conditional-text text:condition="ooow:address.country != &quot;&quot;" text:string-value-if-true="-" text:string-value-if-false="">-</text:conditional-text><text:variable-get text:name="address.postalcode" office:value-type="string">7777</text:variable-get><text:conditional-text text:condition="ooow:address.postalcode != &quot;&quot;" text:string-value-if-true=" " text:string-value-if-false=""> </text:conditional-text><text:variable-get text:name="address.city" office:value-type="string">Irgendwo</text:variable-get></text:p>
          </text:section>
        </draw:text-box>
      </draw:frame>
      <draw:frame draw:style-name="fr5" draw:name="Frame15" text:anchor-type="page" text:anchor-page-number="1" svg:x="0in" svg:y="0in" svg:width="8.1902in" draw:z-index="10">
        <draw:text-box fo:min-height="0.1547in">
          <text:section text:style-name="Sect1" text:name="HIDDEN_INPUT">
            <text:p text:style-name="P9"><text:variable-input text:name="address.salutation" text:description="Zahler Anrede" office:value-type="string">Anrede</text:variable-input> <text:variable-input text:name="address.title" text:description="Zahler Titel" office:value-type="string">Dr.</text:variable-input> <text:variable-input text:name="address.firstname" text:description="Zahler Vorname" office:value-type="string">Vorname</text:variable-input> <text:variable-input text:name="address.lastname" text:description="Zahler Nachname" office:value-type="string">Zahler</text:variable-input> <text:variable-input text:name="address.function" text:description="Zahler Funktion" office:value-type="string">Funktion</text:variable-input> <text:variable-input text:name="address.street" text:description="Zahler Strasse" office:value-type="string">Strasse 42</text:variable-input> <text:variable-input text:name="address.country" text:description="Zahler Land" office:value-type="string">A</text:variable-input>-<text:variable-input text:name="address.postalcode" text:description="Zahler Postleitzahl" office:value-type="string">7777</text:variable-input> <text:variable-input text:name="address.city" text:description="Zahler Ort" office:value-type="string">Irgendwo</text:variable-input> <text:variable-input text:name="date" text:description="Datum" office:value-type="string">20.12.1970</text:variable-input> <text:variable-input text:name="invoice.abo.aboprice.abotype.description" text:description="Abotyp" office:value-type="string">Typ des Abos</text:variable-input> <text:variable-input text:name="invoice.amount" text:description="Betrag" office:value-type="float" office:value="23.5" style:data-style-name="N0">23.5</text:variable-input> <text:variable-input text:name="invoice.currency.name" text:description="Waehrung" office:value-type="string">€</text:variable-input></text:p>
            <text:p text:style-name="P10"><text:variable-input text:name="invoice.subscriber.salutation" text:description="Abonnent Anrede" office:value-type="string">Anrede</text:variable-input> <text:variable-input text:name="invoice.subscriber.title" text:description="Abonnent Titel" office:value-type="string">Dr.</text:variable-input> <text:variable-input text:name="invoice.subscriber.firstname" text:description="Abonnent Vorname" office:value-type="string">VorName</text:variable-input> <text:variable-input text:name="invoice.subscriber.lastname" text:description="Abonnent Nachname" office:value-type="string">Abonnent</text:variable-input> <text:variable-input text:name="invoice.subscriber.function" text:description="Abonnent Funktion" office:value-type="string">Funkt</text:variable-input> <text:variable-input text:name="invoice.subscriber.street" text:description="Abonnent Strasse" office:value-type="string">Strasse 23</text:variable-input> <text:variable-input text:name="invoice.subscriber.country" text:description="Abonnent Land" office:value-type="string">D</text:variable-input>-<text:variable-input text:name="invoice.subscriber.postalcode" text:description="Abonnent Postleitzahl" office:value-type="string">4711</text:variable-input> <text:variable-input text:name="invoice.subscriber.city" text:description="Abonnent Ort" office:value-type="string">Woanders</text:variable-input> <text:variable-input text:name="invoice.subscriber.initial" text:description="Abonnent Initialen" office:value-type="string">V.</text:variable-input> <text:s text:c="2"/><text:variable-input text:name="invoice.invoice_no" text:description="ReNr" office:value-type="string">940053</text:variable-input> <text:variable-input text:name="invoice.period_start" text:description="Start" office:value-type="string">10.12.2001</text:variable-input>-<text:variable-input text:name="invoice.period_end" text:description="Ende" office:value-type="string">9.12.2002</text:variable-input></text:p>
          </text:section>
          <text:p text:style-name="P11"/>
        </draw:text-box>
      </draw:frame>
      <draw:frame draw:style-name="fr4" draw:name="Frame6" text:anchor-type="page" text:anchor-page-number="1" svg:x="0.2362in" svg:y="7.8744in" svg:width="1.8902in" draw:z-index="12">
        <draw:text-box fo:min-height="0.7508in">
          <text:p text:style-name="P8">Absenderadresse</text:p>
          <text:p text:style-name="P8">der</text:p>
          <text:p text:style-name="P8">Zeitung</text:p>
        </draw:text-box>
      </draw:frame>
      <draw:frame draw:style-name="fr4" draw:name="Frame7" text:anchor-type="page" text:anchor-page-number="1" svg:x="2.5591in" svg:y="7.8744in" svg:width="1.6701in" draw:z-index="13">
        <draw:text-box fo:min-height="0.7508in">
          <text:p text:style-name="P8">Absenderadresse</text:p>
          <text:p text:style-name="P8">der</text:p>
          <text:p text:style-name="P8">Zeitung</text:p>
        </draw:text-box>
      </draw:frame>
      <draw:frame draw:style-name="fr4" draw:name="Frame8" text:anchor-type="page" text:anchor-page-number="1" svg:x="5.2362in" svg:y="7.8744in" svg:width="1.6701in" draw:z-index="14">
        <draw:text-box fo:min-height="0.7508in">
          <text:p text:style-name="P12">Rechnung <text:variable-get text:name="invoice.invoice_no" office:value-type="string">940053</text:variable-get></text:p>
          <text:p text:style-name="P12"><text:conditional-text text:condition="ooow:invoice.subscriber.lastname != &quot;&quot;" text:string-value-if-true="für " text:string-value-if-false="">für </text:conditional-text><text:variable-get text:name="invoice.subscriber.initial" office:value-type="string">V.</text:variable-get><text:conditional-text text:condition="ooow:invoice.subscriber.initial != &quot;&quot;" text:string-value-if-true=" " text:string-value-if-false=""> </text:conditional-text><text:variable-get text:name="invoice.subscriber.lastname" office:value-type="string">Abonnent</text:variable-get></text:p>
        </draw:text-box>
      </draw:frame>
      <draw:frame draw:style-name="fr6" draw:name="Frame4" text:anchor-type="page" text:anchor-page-number="1" svg:x="2.7563in" svg:y="4.9807in" svg:width="2.8016in" draw:z-index="11">
        <draw:text-box fo:min-height="1.0665in">
          <text:section text:style-name="Sect1" text:name="salutation2" text:condition="ooow:invoice.subscriber.salutation == &quot;&quot;" text:display="condition">
            <text:p text:style-name="P2"><text:variable-get text:name="invoice.subscriber.salutation" office:value-type="string">Anrede</text:variable-get></text:p>
          </text:section>
          <text:section text:style-name="Sect1" text:name="name2">
            <text:p text:style-name="P2"><text:variable-get text:name="invoice.subscriber.title" office:value-type="string">Dr.</text:variable-get><text:conditional-text text:condition="ooow:invoice.subscriber.title != &quot;&quot;" text:string-value-if-true=" " text:string-value-if-false=""> </text:conditional-text><text:variable-get text:name="invoice.subscriber.firstname" office:value-type="string">VorName</text:variable-get><text:conditional-text text:condition="ooow:invoice.subscriber.firstname != &quot;&quot;" text:string-value-if-true=" " text:string-value-if-false=""> </text:conditional-text><text:variable-get text:name="invoice.subscriber.lastname" office:value-type="string">Abonnent</text:variable-get></text:p>
          </text:section>
          <text:section text:style-name="Sect1" text:name="function2" text:condition="ooow:address.function == &quot;&quot;" text:display="condition">
            <text:p text:style-name="P2"><text:variable-get text:name="invoice.subscriber.function" office:value-type="string">Funkt</text:variable-get></text:p>
          </text:section>
          <text:section text:style-name="Sect1" text:name="street2" text:condition="ooow:invoice.subscriber.street == &quot;&quot;" text:display="condition">
            <text:p text:style-name="P2"><text:variable-get text:name="invoice.subscriber.street" office:value-type="string">Strasse 23</text:variable-get></text:p>
          </text:section>
          <text:section text:style-name="Sect1" text:name="address2">
            <text:p text:style-name="P2"><text:variable-get text:name="invoice.subscriber.country" office:value-type="string">D</text:variable-get><text:conditional-text text:condition="ooow:invoice.subscriber.country != &quot;&quot;" text:string-value-if-true="-" text:string-value-if-false="">-</text:conditional-text><text:variable-get text:name="invoice.subscriber.postalcode" office:value-type="string">4711</text:variable-get><text:conditional-text text:condition="ooow:invoice.subscriber.postalcode != &quot;&quot;" text:string-value-if-true=" " text:string-value-if-false=""> </text:conditional-text><text:variable-get text:name="invoice.subscriber.city" office:value-type="string">Woanders</text:variable-get></text:p>
          </text:section>
        </draw:text-box>
      </draw:frame>
      <draw:frame draw:style-name="fr4" draw:name="Frame16" text:anchor-type="page" text:anchor-page-number="1" svg:x="0in" svg:y="3.898in" svg:width="0.7866in" draw:z-index="17">
        <draw:text-box fo:min-height="0.1339in">
          <text:p text:style-name="Frame_20_contents"><draw:line text:anchor-type="paragraph" draw:z-index="18" draw:style-name="gr1" draw:text-style-name="P13" svg:x1="0in" svg:y1="0in" svg:x2="0.3937in" svg:y2="0in"><text:p/></draw:line></text:p>
        </draw:text-box>
      </draw:frame>
      <text:p text:style-name="P14">Bankverbindung</text:p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9">Rechnung <text:variable-get text:name="invoice.invoice_no" office:value-type="string">940053</text:variable-get> für <text:variable-get text:name="invoice.abo.aboprice.abotype.description" office:value-type="string">Typ des Abos</text:variable-get></text:p>
      <text:p text:style-name="P20"><draw:line text:anchor-type="paragraph" draw:z-index="16" draw:style-name="gr1" draw:text-style-name="P13" svg:x1="0in" svg:y1="0.0783in" svg:x2="6.7953in" svg:y2="0.0783in"><text:p/></draw:line></text:p>
      <text:p text:style-name="P21">Wir freuen uns über Ihre Bestellung/Verlängerung des Abonnements und danken Ihnen im Voraus für Ihre Überweisung auf unser Postscheck-Konto. Geben Sie dabei bitte die Rechnungsnummer an.</text:p>
      <text:p text:style-name="P20"/>
      <text:p text:style-name="P21">Zustelladresse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vom <text:tab/><text:tab/><text:variable-get text:name="invoice.period_start" office:value-type="string">10.12.2001</text:variable-get> <text:tab/><text:tab/><text:tab/>bis <text:tab/><text:tab/><text:variable-get text:name="invoice.period_end" office:value-type="string">9.12.2002</text:variable-get> <text:tab/><text:tab/><text:tab/><text:tab/><text:tab/><text:tab/><text:tab/><text:tab/><text:tab/><text:tab/><text:variable-get text:name="invoice.currency.name" office:value-type="string">€</text:variable-get> <text:tab/><text:tab/><text:variable-get text:name="invoice.amount" office:value-type="float" style:data-style-name="N2">23.50</text:variable-get></text:p>
      <text:p text:style-name="P22"><draw:line text:anchor-type="paragraph" draw:z-index="15" draw:style-name="gr1" draw:text-style-name="P13" svg:x1="4.8492in" svg:y1="0.1543in" svg:x2="6.0366in" svg:y2="0.1543in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, Lucidasans, 'Lucida Sans', 'Arial Unicode MS'"/>
    <style:font-face style:name="Courier New" svg:font-family="'Courier New'" style:font-pitch="fixed"/>
    <style:font-face style:name="Arial Black" svg:font-family="'Arial Black'" style:font-pitch="variable"/>
    <style:font-face style:name="Bitstream Vera Sans" svg:font-family="'Bitstream Vera Sans'" style:font-pitch="variable"/>
    <style:font-face style:name="Tahoma" svg:font-family="Tahoma, Lucidasans, 'Lucida Sans', 'Arial Unicode MS'" style:font-pitch="variable"/>
    <style:font-face style:name="New Century Schoolbook" svg:font-family="'New Century Schoolbook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imbus Roman No9 L" fo:font-size="12pt" fo:language="en" fo:country="US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17in" fo:page-height="11.689in" style:num-format="1" style:print-orientation="portrait" fo:margin-top="0.2in" fo:margin-bottom="0.3098in" fo:margin-left="0.9646in" fo:margin-right="0.5098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717in" fo:page-height="11.68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1-28T16:24:36</meta:creation-date>
    <dc:creator>Ralf Schlatterbeck</dc:creator>
    <dc:date>2007-07-13T17:33:07</dc:date>
    <meta:print-date>2005-04-29T18:48:17</meta:print-date>
    <dc:language>en-US</dc:language>
    <meta:editing-cycles>28</meta:editing-cycles>
    <meta:editing-duration>PT5H53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4" meta:word-count="51" meta:character-count="497"/>
  </office:meta>
</office:document-meta>
</file>